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Scri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bject - Human male. Magic User. </text:p>
      <text:p text:style-name="P1">Name – <text:s/>Ribel Trent</text:p>
      <text:p text:style-name="P1">Age – late 30's<text:line-break/></text:p>
      <text:p text:style-name="P1">The drug in his system should prevent him from being coherent enough to cast spells but still being able to answer. As an added safeguard I have broken all of his fingers. Even so he has proven to be a tough subject. Seems to have had some training in resisting interrogation but people always break. You just need to know their breaking point and after 2 days he has begun to give answers.</text:p>
      <text:p text:style-name="P1"><text:line-break/>Unfortunately he doesn't seem to have alot of information that my employee wants. He knew something's on magical defences but nothing specific to Ostston's defence. No knowledge of any heartstones, but believed that Shaniera would know if there was any here.</text:p>
      <text:p text:style-name="P1"><text:line-break/>He was investigating an mysterious cult which had launched an (apparent) attack on the city, but had found very little in terms of evidence. </text:p>
      <text:p text:style-name="P1"><text:line-break/>No more useful information to be gain from this subject. I've sent my findings to my employer as requested and will dispose of the body, a nice little house fire should do, before starting leaving to interrogation of the fem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1T12:40:41.72</meta:creation-date>
    <meta:print-date>2018-03-21T12:47:25.80</meta:print-date>
    <meta:document-statistic meta:table-count="0" meta:image-count="0" meta:object-count="0" meta:page-count="1" meta:paragraph-count="7" meta:word-count="192" meta:character-count="1089"/>
    <dc:date>2018-03-21T12:51:45.81</dc:date>
    <meta:editing-duration>PT11M4S</meta:editing-duration>
    <meta:editing-cycles>1</meta:editing-cycles>
    <meta:generator>OpenOffice/4.1.3$Win32 OpenOffice.org_project/413m1$Build-9783</meta:generator>
  </office:meta>
</office:document-meta>
</file>